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language="en" fo:country="GB" fo:font-weight="bold" officeooo:rsid="00147f5d" officeooo:paragraph-rsid="00147f5d" style:font-weight-asian="bold" style:font-weight-complex="bold" style:script-type="latin"/>
    </style:style>
    <style:style style:name="P2" style:family="paragraph" style:parent-style-name="Standard">
      <style:text-properties style:font-name="Arial" fo:language="en" fo:country="US" fo:font-weight="normal" officeooo:rsid="00147f5d" officeooo:paragraph-rsid="00147f5d" style:font-weight-asian="normal" style:font-weight-complex="normal" style:script-type="latin"/>
    </style:style>
    <style:style style:name="P3" style:family="paragraph" style:parent-style-name="Standard">
      <style:text-properties style:font-name="Arial" fo:language="en" fo:country="GB" fo:font-weight="normal" officeooo:rsid="00147f5d" officeooo:paragraph-rsid="00147f5d" style:font-weight-asian="normal" style:font-weight-complex="normal" style:script-type="latin"/>
    </style:style>
    <style:style style:name="P4" style:family="paragraph" style:parent-style-name="Standard">
      <style:text-properties style:font-name="Arial" fo:language="en" fo:country="GB" fo:font-weight="bold" officeooo:rsid="00155c48" officeooo:paragraph-rsid="00155c48" style:font-weight-asian="bold" style:font-weight-complex="bold" style:script-type="latin"/>
    </style:style>
    <style:style style:name="P5" style:family="paragraph" style:parent-style-name="Standard">
      <style:text-properties style:font-name="Arial" fo:language="en" fo:country="GB" fo:font-weight="bold" officeooo:rsid="001a878f" officeooo:paragraph-rsid="001a878f" style:font-weight-asian="bold" style:font-weight-complex="bold" style:script-type="latin"/>
    </style:style>
    <style:style style:name="P6" style:family="paragraph" style:parent-style-name="Standard">
      <style:text-properties style:font-name="Arial" fo:language="en" fo:country="GB" fo:font-weight="normal" officeooo:rsid="00155c48" officeooo:paragraph-rsid="00155c48" style:font-weight-asian="normal" style:font-weight-complex="normal" style:script-type="latin"/>
    </style:style>
    <style:style style:name="P7" style:family="paragraph" style:parent-style-name="Standard">
      <style:text-properties style:font-name="Arial" fo:language="en" fo:country="GB" fo:font-weight="bold" officeooo:rsid="001c5ae0" officeooo:paragraph-rsid="001c5ae0" style:font-weight-asian="bold" style:font-weight-complex="bold" style:script-type="latin"/>
    </style:style>
    <style:style style:name="P8" style:family="paragraph" style:parent-style-name="Standard">
      <style:text-properties style:font-name="Arial" fo:language="en" fo:country="GB" fo:font-weight="normal" officeooo:rsid="001c5ae0" officeooo:paragraph-rsid="001c5ae0" style:font-weight-asian="normal" style:font-weight-complex="normal" style:script-type="latin"/>
    </style:style>
    <style:style style:name="P9" style:family="paragraph" style:parent-style-name="Standard" style:list-style-name="L1">
      <style:text-properties style:font-name="Arial" fo:language="en" fo:country="GB" fo:font-weight="normal" officeooo:rsid="002316a2" officeooo:paragraph-rsid="002316a2" style:font-weight-asian="normal" style:font-weight-complex="normal" style:script-type="latin"/>
    </style:style>
    <style:style style:name="P10" style:family="paragraph" style:parent-style-name="Standard" style:list-style-name="L1">
      <style:text-properties style:font-name="Arial" fo:language="en" fo:country="GB" fo:font-weight="normal" officeooo:rsid="0023f494" officeooo:paragraph-rsid="0023f494" style:font-weight-asian="normal" style:font-weight-complex="normal" style:script-type="latin"/>
    </style:style>
    <style:style style:name="P11" style:family="paragraph" style:parent-style-name="Standard">
      <style:text-properties style:font-name="Arial" fo:language="en" fo:country="GB" fo:font-weight="normal" officeooo:rsid="0023f494" officeooo:paragraph-rsid="0023f494" style:font-weight-asian="normal" style:font-weight-complex="normal" style:script-type="latin"/>
    </style:style>
    <style:style style:name="P12" style:family="paragraph" style:parent-style-name="Standard">
      <style:text-properties officeooo:paragraph-rsid="0023f494"/>
    </style:style>
    <style:style style:name="P13" style:family="paragraph" style:parent-style-name="Standard">
      <style:text-properties fo:language="en" fo:country="GB" officeooo:paragraph-rsid="0023f494" style:script-type="latin"/>
    </style:style>
    <style:style style:name="P14" style:family="paragraph" style:parent-style-name="Standard">
      <style:text-properties style:font-name="Arial" fo:language="en" fo:country="GB" fo:font-weight="normal" officeooo:rsid="001909a8" officeooo:paragraph-rsid="001c5ae0" style:font-weight-asian="normal" style:font-weight-complex="normal" style:script-type="latin"/>
    </style:style>
    <style:style style:name="T1" style:family="text">
      <style:text-properties fo:language="en" fo:country="GB"/>
    </style:style>
    <style:style style:name="T2" style:family="text">
      <style:text-properties fo:language="en" fo:country="GB" officeooo:rsid="001909a8"/>
    </style:style>
    <style:style style:name="T3" style:family="text">
      <style:text-properties officeooo:rsid="00155c48"/>
    </style:style>
    <style:style style:name="T4" style:family="text">
      <style:text-properties officeooo:rsid="00174419"/>
    </style:style>
    <style:style style:name="T5" style:family="text">
      <style:text-properties officeooo:rsid="00186273"/>
    </style:style>
    <style:style style:name="T6" style:family="text">
      <style:text-properties officeooo:rsid="001a878f"/>
    </style:style>
    <style:style style:name="T7" style:family="text">
      <style:text-properties officeooo:rsid="002201f4"/>
    </style:style>
    <style:style style:name="T8" style:family="text">
      <style:text-properties officeooo:rsid="002316a2"/>
    </style:style>
    <style:style style:name="T9" style:family="text">
      <style:text-properties style:font-name="Arial" fo:language="en" fo:country="GB" fo:font-weight="normal" officeooo:rsid="0023f494" style:font-weight-asian="normal" style:font-weight-complex="normal" style:script-type="latin"/>
    </style:style>
    <style:style style:name="T10" style:family="text">
      <style:text-properties fo:language="en" fo:country="GB" style:script-type="latin"/>
    </style:style>
    <style:style style:name="T11" style:family="text">
      <style:text-properties fo:language="en" fo:country="GB" fo:font-weight="bold" style:script-type="lat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E Project</text:p>
      <text:p text:style-name="P2"><text:span text:style-name="T1">This document (the brief) can also be read on the GitHub repository that I have linked here: </text:span><text:a xlink:type="simple" xlink:href="https://github.com/the-pint-sized-powerhouse/ISE-Project" text:style-name="Internet_20_link" text:visited-style-name="Visited_20_Internet_20_Link"><text:span text:style-name="T1">https://github.com/the-pint-sized-powerhouse/ISE-Project</text:span></text:a><text:span text:style-name="T1">, </text:span><text:span text:style-name="T2">I have added extensive comments to each file, explaining the actions of each block, due to the word limit I was only able to discuss the functions of key pieces of code in this report.</text:span></text:p>
      <text:p text:style-name="P3"/>
      <text:p text:style-name="P4">Introduction</text:p>
      <text:p text:style-name="P3">This project is a custom reproducible operating system based on NixOS, a Linux distribution which uses a functional approach to package management. Unlike a traditional Linux distribution which installs software imperatively, NixOS uses the Nix programming language to declare the entire system, this includes everything from kernel parameters and drivers, to pieces of software and their individual configurations. <text:span text:style-name="T3">I have designed my operating system carefully, prioritising <text:s/>productivity, modularity and aesthetics.</text:span></text:p>
      <text:p text:style-name="P3"/>
      <text:p text:style-name="P5">Basic Outline</text:p>
      <text:p text:style-name="P6">I designed the project following the UNIX design philosophy, focusing on modularity, simplicity and readability. The heart of the system is the flake.nix file, <text:span text:style-name="T4">think of it as the instruction manual for the rest of the configuration.</text:span> <text:span text:style-name="T4">I</text:span>t manages the inputs <text:span text:style-name="T4">such as package repositories, </text:span>locking their versions in the flake.lock file. The locking of input versions means that the system will remain reproducible on other systems as <text:span text:style-name="T4">the packages versions will remain stagnant, stopping breakages. </text:span><text:span text:style-name="T5">The inputs can then be imported into other configuration files, allowing for them to access the packages found upon the imported repositories. </text:span><text:span text:style-name="T6">This allows me to declare all packages on the system, as well as my entire system configuration declaritively, allowing for full reproducibility of the system on different machines such as my desktop and laptop. </text:span><text:span text:style-name="T7">NixOS also keeps snapshots of each configuration, so if something breaks a simple rollback is all that is needed to recover a working configuration.</text:span></text:p>
      <text:p text:style-name="P6"/>
      <text:p text:style-name="P7">Configuration.nix</text:p>
      <text:p text:style-name="P8">The configuration.nix file implements the foundation of the entire system. It imports nix modules I have created (found in systems/ and hosts/). These modules control the low level software of the operating system, such as <text:span text:style-name="T8">the</text:span>;</text:p>
      <text:list text:style-name="L1">
        <text:list-item>
          <text:p text:style-name="P9">Bootloader</text:p>
        </text:list-item>
        <text:list-item>
          <text:p text:style-name="P9">Kernel</text:p>
        </text:list-item>
        <text:list-item>
          <text:p text:style-name="P9">Hardware Drivers</text:p>
        </text:list-item>
        <text:list-item>
          <text:p text:style-name="P9">Networking</text:p>
        </text:list-item>
        <text:list-item>
          <text:p text:style-name="P10">System Services</text:p>
        </text:list-item>
        <text:list-item>
          <text:p text:style-name="P10">Internationalisation (e.g. keyboard layout, time zone and system language)</text:p>
        </text:list-item>
      </text:list>
      <text:p text:style-name="P11">The manual configuration of the system config ensures that the system remains declerative rather than imperative.</text:p>
      <text:p text:style-name="P11"/>
      <text:p text:style-name="P12"><text:span text:style-name="T9">--- </text:span><text:span text:style-name="T10">"I utilized </text:span><text:span text:style-name="Source_20_Text"><text:span text:style-name="T10">configuration.nix</text:span></text:span><text:span text:style-name="T10"> to declaratively define my system’s hardware interface and core services. This ensures that my development machine is not just a collection of installed software, but a </text:span><text:span text:style-name="T11">reproducible system image</text:span><text:span text:style-name="T10"> that can be redeployed on any hardware with guaranteed consistency."</text:span></text:p>
      <text:p text:style-name="P13"/>
      <text:p text:style-name="P13"/>
      <text:p text:style-name="P14"><text:s/></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0xProto Nerd Font"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0xProto Nerd Font"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0xProto Nerd Font" fo:font-family="'0xProto Nerd Font'"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0xProto Nerd Font" fo:font-family="'0xProto Nerd Fon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0xProto Nerd Font" fo:font-family="'0xProto Nerd Font'"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0xProto Nerd Font" fo:font-family="'0xProto Nerd Font'"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18:38:46.148262252</meta:creation-date>
    <dc:date>2026-03-26T09:00:15.904630868</dc:date>
    <meta:editing-duration>PT38M13S</meta:editing-duration>
    <meta:editing-cycles>15</meta:editing-cycles>
    <meta:generator>LibreOffice/25.8.2.2$Linux_X86_64 LibreOffice_project/580$Build-2</meta:generator>
    <meta:document-statistic meta:table-count="0" meta:image-count="0" meta:object-count="0" meta:page-count="1" meta:paragraph-count="17" meta:word-count="402" meta:character-count="2676" meta:non-whitespace-character-count="2294"/>
  </office:meta>
</office:document-meta>
</file>